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30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34" style:family="table-cell" style:parent-style-name="Default">
      <style:table-cell-properties fo:border="0.99pt solid #000000"/>
    </style:style>
    <style:style style:name="ce35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39" style:family="table-cell" style:parent-style-name="Valor_20_da_20_tabela_20_dinâmica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Resultado_20_da_20_tabela_20_dinâmica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42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43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44" style:family="table-cell" style:parent-style-name="Valor_20_da_20_tabela_20_dinâmica" style:data-style-name="N0"/>
    <style:style style:name="ce45" style:family="table-cell" style:parent-style-name="Valor_20_da_20_tabela_20_dinâmica" style:data-style-name="N0">
      <style:table-cell-properties fo:border-bottom="0.99pt solid #000000" fo:border-left="none" fo:border-right="none" fo:border-top="none"/>
    </style:style>
    <style:style style:name="ce46" style:family="table-cell" style:parent-style-name="Resultado_20_da_20_tabela_20_dinâmica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Categoria_20_da_20_tabela_20_dinâmica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50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51" style:family="table-cell" style:parent-style-name="Valor_20_da_20_tabela_20_dinâmica" style:data-style-name="N0">
      <style:table-cell-properties fo:border-bottom="0.99pt solid #000000" fo:border-left="none" fo:border-right="2.01pt solid #000000" fo:border-top="none"/>
    </style:style>
    <style:style style:name="ce52" style:family="table-cell" style:parent-style-name="Resultado_20_da_20_tabela_20_dinâmica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stoque</text:p>
          </table:table-cell>
          <table:table-cell table:number-columns-repeated="5"/>
          <table:table-cell table:style-name="ce1" office:value-type="string" calcext:value-type="string">
            <text:p>Tabela dinâmic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lial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Show Room</text:p>
          </table:table-cell>
          <table:table-cell table:style-name="ce2" office:value-type="string" calcext:value-type="string">
            <text:p>Usado</text:p>
          </table:table-cell>
          <table:table-cell table:style-name="ce2" office:value-type="string" calcext:value-type="string">
            <text:p>Ofic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ampo_20_da_20_tabela_20_dinâmica" office:value-type="string" calcext:value-type="string">
            <text:p>Filial</text:p>
          </table:table-cell>
          <table:table-cell table:style-name="ce34" office:value-type="string" calcext:value-type="string">
            <text:p>- todas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ce29"/>
          <table:table-cell table:style-name="ce35" office:value-type="string" calcext:value-type="string">
            <text:p>Dados</text:p>
          </table:table-cell>
          <table:table-cell table:style-name="ce41"/>
          <table:table-cell table:style-name="ce47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0" office:value-type="string" calcext:value-type="string">
            <text:p>Modelo</text:p>
          </table:table-cell>
          <table:table-cell table:style-name="ce36" office:value-type="string" calcext:value-type="string">
            <text:p>Soma - Show Room</text:p>
          </table:table-cell>
          <table:table-cell table:style-name="ce42" office:value-type="string" calcext:value-type="string">
            <text:p>Soma - Usado</text:p>
          </table:table-cell>
          <table:table-cell table:style-name="ce48" office:value-type="string" calcext:value-type="string">
            <text:p>Soma - Oficina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style-name="ce31" office:value-type="string" calcext:value-type="string">
            <text:p>Model 01</text:p>
          </table:table-cell>
          <table:table-cell table:style-name="ce37" office:value-type="float" office:value="52" calcext:value-type="float">
            <text:p>52</text:p>
          </table:table-cell>
          <table:table-cell table:style-name="ce43" office:value-type="float" office:value="36" calcext:value-type="float">
            <text:p>36</text:p>
          </table:table-cell>
          <table:table-cell table:style-name="ce49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2" office:value-type="string" calcext:value-type="string">
            <text:p>Model 02</text:p>
          </table:table-cell>
          <table:table-cell table:style-name="ce38" office:value-type="float" office:value="60" calcext:value-type="float">
            <text:p>60</text:p>
          </table:table-cell>
          <table:table-cell table:style-name="ce44" office:value-type="float" office:value="41" calcext:value-type="float">
            <text:p>41</text:p>
          </table:table-cell>
          <table:table-cell table:style-name="ce50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2" office:value-type="string" calcext:value-type="string">
            <text:p>Model 03</text:p>
          </table:table-cell>
          <table:table-cell table:style-name="ce38" office:value-type="float" office:value="21" calcext:value-type="float">
            <text:p>21</text:p>
          </table:table-cell>
          <table:table-cell table:style-name="ce44" office:value-type="float" office:value="47" calcext:value-type="float">
            <text:p>47</text:p>
          </table:table-cell>
          <table:table-cell table:style-name="ce5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string" calcext:value-type="string">
            <text:p>Model 04</text:p>
          </table:table-cell>
          <table:table-cell table:style-name="ce38" office:value-type="float" office:value="55" calcext:value-type="float">
            <text:p>55</text:p>
          </table:table-cell>
          <table:table-cell table:style-name="ce44" office:value-type="float" office:value="34" calcext:value-type="float">
            <text:p>34</text:p>
          </table:table-cell>
          <table:table-cell table:style-name="ce5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2" office:value-type="string" calcext:value-type="string">
            <text:p>Model 05</text:p>
          </table:table-cell>
          <table:table-cell table:style-name="ce38" office:value-type="float" office:value="38" calcext:value-type="float">
            <text:p>38</text:p>
          </table:table-cell>
          <table:table-cell table:style-name="ce44" office:value-type="float" office:value="43" calcext:value-type="float">
            <text:p>43</text:p>
          </table:table-cell>
          <table:table-cell table:style-name="ce50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2" office:value-type="string" calcext:value-type="string">
            <text:p>Model 06</text:p>
          </table:table-cell>
          <table:table-cell table:style-name="ce38" office:value-type="float" office:value="36" calcext:value-type="float">
            <text:p>36</text:p>
          </table:table-cell>
          <table:table-cell table:style-name="ce44" office:value-type="float" office:value="48" calcext:value-type="float">
            <text:p>48</text:p>
          </table:table-cell>
          <table:table-cell table:style-name="ce50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Model 07</text:p>
          </table:table-cell>
          <table:table-cell table:style-name="ce39" office:value-type="float" office:value="29" calcext:value-type="float">
            <text:p>29</text:p>
          </table:table-cell>
          <table:table-cell table:style-name="ce45" office:value-type="float" office:value="55" calcext:value-type="float">
            <text:p>55</text:p>
          </table:table-cell>
          <table:table-cell table:style-name="ce5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" office:value-type="string" calcext:value-type="string">
            <text:p>Total Resultado</text:p>
          </table:table-cell>
          <table:table-cell table:style-name="ce40" office:value-type="float" office:value="291" calcext:value-type="float">
            <text:p>291</text:p>
          </table:table-cell>
          <table:table-cell table:style-name="ce46" office:value-type="float" office:value="304" calcext:value-type="float">
            <text:p>304</text:p>
          </table:table-cell>
          <table:table-cell table:style-name="ce52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Gráfico dinâ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>
            <draw:frame table:end-cell-address="Sheet1.M42" table:end-x="58.05pt" table:end-y="11pt" draw:z-index="0" draw:style-name="gr1" draw:text-style-name="P1" svg:width="561.54pt" svg:height="255.09pt" svg:x="62.82pt" svg:y="11.91pt">
              <draw:object draw:notify-on-update-of-ranges="PT@categories PT@label 0 PT@data 0 PT@label 1 PT@data 1 PT@label 2 PT@data 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Estilos de célula da tabela dinâmica</text:p>
          </table:table-cell>
          <table:table-cell table:number-columns-repeated="9"/>
        </table:table-row>
        <table:table-row table:style-name="ro1">
          <table:table-cell table:style-name="Categoria_20_da_20_tabela_20_dinâmica" office:value-type="string" calcext:value-type="string">
            <text:p>Categoria da TD</text:p>
          </table:table-cell>
          <table:table-cell table:number-columns-repeated="9"/>
        </table:table-row>
        <table:table-row table:style-name="ro1">
          <table:table-cell table:style-name="Canto_20_da_20_tabela_20_dinâmica" office:value-type="string" calcext:value-type="string">
            <text:p>Canto da TD</text:p>
          </table:table-cell>
          <table:table-cell table:number-columns-repeated="9"/>
        </table:table-row>
        <table:table-row table:style-name="ro1">
          <table:table-cell table:style-name="Campo_20_da_20_tabela_20_dinâmica" office:value-type="string" calcext:value-type="string">
            <text:p>Campo da TD</text:p>
          </table:table-cell>
          <table:table-cell table:number-columns-repeated="9"/>
        </table:table-row>
        <table:table-row table:style-name="ro1">
          <table:table-cell table:style-name="Resultado_20_da_20_tabela_20_dinâmica" office:value-type="string" calcext:value-type="string">
            <text:p>Resultado da TD</text:p>
          </table:table-cell>
          <table:table-cell table:number-columns-repeated="9"/>
        </table:table-row>
        <table:table-row table:style-name="ro1">
          <table:table-cell table:style-name="Valor_20_da_20_tabela_20_dinâmica" office:value-type="string" calcext:value-type="string">
            <text:p>Valor da TD</text:p>
          </table:table-cell>
          <table:table-cell table:number-columns-repeated="9"/>
        </table:table-row>
        <table:table-row table:style-name="ro1">
          <table:table-cell table:style-name="Título_20_da_20_tabela_20_dinâmica" office:value-type="string" calcext:value-type="string">
            <text:p>Título da TD</text:p>
          </table:table-cell>
          <table:table-cell table:number-columns-repeated="9"/>
        </table:table-row>
      </table:table>
      <table:named-expressions/>
      <table:data-pilot-tables>
        <table:data-pilot-table table:name="DataPilot1" table:application-data="" table:target-range-address="Sheet1.G3:Sheet1.J14" table:buttons="Sheet1.G3 Sheet1.G6 Sheet1.H5" table:show-filter-button="false" table:drill-down-on-double-click="false">
          <table:source-cell-range table:cell-range-address="Sheet1.A2:Sheet1.E30"/>
          <table:data-pilot-field table:source-field-name="Filial" table:orientation="page" table:used-hierarchy="0" table:function="auto" loext:ignore-selected-page="true" table:selected-page="Cidade AA">
            <table:data-pilot-level table:show-empty="false" calcext:repeat-item-labels="false">
              <table:data-pilot-members>
                <table:data-pilot-member table:name="Cidade AA" table:display="true" table:show-details="true"/>
                <table:data-pilot-member table:name="Cidade BB" table:display="true" table:show-details="true"/>
                <table:data-pilot-member table:name="Cidade 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delo" table:orientation="row" table:used-hierarchy="0" table:function="auto">
            <table:data-pilot-level table:show-empty="false" calcext:repeat-item-labels="false">
              <table:data-pilot-members>
                <table:data-pilot-member table:name="Model 01" table:display="true" table:show-details="true"/>
                <table:data-pilot-member table:name="Model 02" table:display="true" table:show-details="true"/>
                <table:data-pilot-member table:name="Model 03" table:display="true" table:show-details="true"/>
                <table:data-pilot-member table:name="Model 04" table:display="true" table:show-details="true"/>
                <table:data-pilot-member table:name="Model 05" table:display="true" table:show-details="true"/>
                <table:data-pilot-member table:name="Model 06" table:display="true" table:show-details="true"/>
                <table:data-pilot-member table:name="Model 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how Room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sado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ficina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mpo_20_da_20_tabela_20_dinâmica" style:display-name="Campo da tabela dinâmica" style:family="table-cell" style:parent-style-name="Default">
      <style:table-cell-properties fo:background-color="#ffff99"/>
    </style:style>
    <style:style style:name="Canto_20_da_20_tabela_20_dinâmica" style:display-name="Canto da tabela dinâmica" style:family="table-cell" style:parent-style-name="Default">
      <style:table-cell-properties fo:background-color="#00ccff"/>
    </style:style>
    <style:style style:name="Valor_20_da_20_tabela_20_dinâmica" style:display-name="Valor da tabela dinâmica" style:family="table-cell" style:parent-style-name="Default">
      <style:table-cell-properties fo:background-color="#ccffff"/>
    </style:style>
    <style:style style:name="Categoria_20_da_20_tabela_20_dinâmica" style:display-name="Categoria da tabela dinâmica" style:family="table-cell" style:parent-style-name="Default">
      <style:table-cell-properties fo:background-color="#ffcccc"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fo:background-color="#eeeeee"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able-cell-properties fo:background-color="#99ff66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09:11:12.748544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8:31:30.766587815</meta:creation-date>
    <meta:generator>LibreOffice/6.0.4.2$Linux_X86_64 LibreOffice_project/9b0d9b32d5dcda91d2f1a96dc04c645c450872bf</meta:generator>
    <dc:date>2018-05-20T09:41:05.277669847</dc:date>
    <meta:editing-duration>PT1H3M38S</meta:editing-duration>
    <meta:editing-cycles>7</meta:editing-cycles>
    <dc:description>Sample file for pivot resources.
Data table
Pivot Table
Pivot Chart
Pivot table cell styles </dc:description>
    <meta:keyword>pivot table chart</meta:keyword>
    <dc:subject>Sample file with pivot table and pivot chart</dc:subject>
    <dc:title>Pivot Table and Chart Example</dc:title>
    <dc:creator>Olivier Hallot</dc:creator>
    <meta:document-statistic meta:table-count="1" meta:cell-count="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c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11cm" svg:height="9cm" xlink:href=".." xlink:type="simple" loext:data-pilot-source="DataPilot1" chart:class="chart:bar" chart:style-name="ch1">
        <chart:title svg:x="8.314cm" svg:y="1.216cm" chart:style-name="ch2">
          <text:p>Estoque Global</text:p>
        </chart:title>
        <chart:subtitle svg:x="8.565cm" svg:y="2.175cm" chart:style-name="ch3">
          <text:p>Dezemro 2017</text:p>
        </chart:subtitle>
        <chart:legend chart:legend-position="end" svg:x="15.987cm" svg:y="2.95cm" style:legend-expansion="high" chart:style-name="ch4"/>
        <chart:plot-area chart:style-name="ch5" table:cell-range-address="PivotChart" chart:data-source-has-labels="column" svg:x="1.407cm" svg:y="3.038cm" svg:width="14.184cm" svg:height="3.901cm">
          <chartooo:coordinate-region svg:x="2.028cm" svg:y="3.238cm" svg:width="13.563cm" svg:height="3.054cm"/>
          <chart:axis chart:dimension="x" chart:name="primary-x" chart:style-name="ch6" chartooo:axis-type="auto">
            <chartooo:date-scale/>
            <chart:title svg:x="7.82cm" svg:y="7.119cm" chart:style-name="ch7">
              <text:p>Modelos</text:p>
            </chart:title>
            <chart:categories table:cell-range-address="PT@categories"/>
          </chart:axis>
          <chart:axis chart:dimension="y" chart:name="primary-y" chart:style-name="ch8">
            <chart:title svg:x="0.451cm" svg:y="5.892cm" chart:style-name="ch9">
              <text:p>Quantidade</text:p>
            </chart:title>
            <chart:grid chart:style-name="ch10" chart:class="major"/>
          </chart:axis>
          <chart:series chart:style-name="ch11" chart:values-cell-range-address="PT@data 0" chart:label-cell-address="PT@label 0" chart:class="chart:bar">
            <chart:data-point chart:repeated="7"/>
          </chart:series>
          <chart:series chart:style-name="ch12" chart:values-cell-range-address="PT@data 1" chart:label-cell-address="PT@label 1" chart:class="chart:bar">
            <chart:data-point chart:repeated="7"/>
          </chart:series>
          <chart:series chart:style-name="ch13" chart:values-cell-range-address="PT@data 2" chart:label-cell-address="PT@label 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- Show Room</text:p>
                <draw:g>
                  <svg:desc>PT@label 0</svg:desc>
                </draw:g>
              </table:table-cell>
              <table:table-cell office:value-type="string">
                <text:p>Soma - Usado</text:p>
                <draw:g>
                  <svg:desc>PT@label 1</svg:desc>
                </draw:g>
              </table:table-cell>
              <table:table-cell office:value-type="string">
                <text:p>Soma - Oficina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del 01</text:p>
                <draw:g>
                  <svg:desc>PT@categories</svg:desc>
                </draw:g>
              </table:table-cell>
              <table:table-cell office:value-type="float" office:value="52">
                <text:p>52</text:p>
                <draw:g>
                  <svg:desc>PT@data 0</svg:desc>
                </draw:g>
              </table:table-cell>
              <table:table-cell office:value-type="float" office:value="36">
                <text:p>36</text:p>
                <draw:g>
                  <svg:desc>PT@data 1</svg:desc>
                </draw:g>
              </table:table-cell>
              <table:table-cell office:value-type="float" office:value="18">
                <text:p>18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Model 02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Model 03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del 04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odel 0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del 06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odel 07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